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in" fo:margin-right="0in" fo:text-indent="0in" style:auto-text-indent="false"/>
    </style:style>
    <style:style style:name="P2" style:family="paragraph" style:parent-style-name="Standard" style:list-style-name="L1"/>
    <style:style style:name="P3" style:family="paragraph" style:parent-style-name="Standard" style:list-style-name="L2"/>
    <style:style style:name="P4" style:family="paragraph" style:parent-style-name="Standard" style:list-style-name="L3"/>
    <style:style style:name="P5" style:family="paragraph" style:parent-style-name="Standard" style:list-style-name="L6"/>
    <style:style style:name="P6" style:family="paragraph" style:parent-style-name="Standard" style:list-style-name="L7"/>
    <style:style style:name="P7" style:family="paragraph" style:parent-style-name="Standard" style:list-style-name="L8"/>
    <style:style style:name="P8" style:family="paragraph" style:parent-style-name="Standard" style:list-style-name="L9"/>
    <style:style style:name="P9" style:family="paragraph" style:parent-style-name="Standard" style:list-style-name="L10"/>
    <style:style style:name="P10" style:family="paragraph" style:parent-style-name="Standard" style:list-style-name="L2">
      <style:paragraph-properties fo:margin-left="0.9846in" fo:margin-right="0in" fo:text-indent="-0.25in" style:auto-text-indent="false"/>
    </style:style>
    <style:style style:name="P11" style:family="paragraph" style:parent-style-name="Standard" style:list-style-name="L4">
      <style:paragraph-properties fo:margin-left="0.9846in" fo:margin-right="0in" fo:text-indent="-0.25in" style:auto-text-indent="false"/>
    </style:style>
    <style:style style:name="P12" style:family="paragraph" style:parent-style-name="Standard" style:list-style-name="L5">
      <style:paragraph-properties fo:margin-left="0.9846in" fo:margin-right="0in" fo:text-indent="-0.25in" style:auto-text-indent="false"/>
    </style:style>
    <style:style style:name="P13" style:family="paragraph" style:parent-style-name="Standard" style:list-style-name="L9">
      <style:paragraph-properties fo:margin-left="0.9846in" fo:margin-right="0in" fo:text-indent="-0.25in" style:auto-text-indent="false"/>
    </style:style>
    <style:style style:name="P14" style:family="paragraph" style:parent-style-name="Standard" style:list-style-name="L7">
      <style:paragraph-properties fo:margin-left="0.9846in" fo:margin-right="0in" fo:text-indent="-0.25in" style:auto-text-indent="false"/>
    </style:style>
    <style:style style:name="P15" style:family="paragraph" style:parent-style-name="Standard" style:list-style-name="L2">
      <style:paragraph-properties fo:margin-left="1.4772in" fo:margin-right="0in" fo:text-indent="-0.25in" style:auto-text-indent="false"/>
    </style:style>
    <style:style style:name="P16" style:family="paragraph" style:parent-style-name="Standard" style:list-style-name="L5">
      <style:paragraph-properties fo:margin-left="1.4772in" fo:margin-right="0in" fo:text-indent="-0.25in" style:auto-text-indent="false"/>
    </style:style>
    <style:style style:name="P17" style:family="paragraph" style:parent-style-name="Standard" style:list-style-name="L2">
      <style:paragraph-properties fo:margin-left="1.9693in" fo:margin-right="0in" fo:text-indent="-0.25in" style:auto-text-indent="false"/>
    </style:style>
    <style:style style:name="P18" style:family="paragraph" style:parent-style-name="Standard" style:list-style-name="L9">
      <style:paragraph-properties fo:margin-left="0.4925in" fo:margin-right="0in" fo:text-indent="-0.25in" style:auto-text-indent="false"/>
    </style:style>
    <style:style style:name="T1" style:family="text">
      <style:text-properties fo:font-style="itali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983674626" text:style-name="Outline">
        <text:list-item>
          <text:h text:style-name="Heading_20_1" text:outline-level="1">EP: déroulement simplifié CG 93</text:h>
          <text:list>
            <text:list-item>
              <text:h text:style-name="Heading_20_2" text:outline-level="2">Préparation</text:h>
            </text:list-item>
          </text:list>
        </text:list-item>
      </text:list>
      <text:list xml:id="list1780316428" text:style-name="L1">
        <text:list-item>
          <text:p text:style-name="P2">L'<text:span text:style-name="T1">administrateur des EPs</text:span> crée les fonctions de participants suivantes:</text:p>
        </text:list-item>
      </text:list>
      <text:list xml:id="list2121264985" text:style-name="L2">
        <text:list-item>
          <text:list>
            <text:list-item>
              <text:p text:style-name="P3">Représentant de Pôle Emploi</text:p>
            </text:list-item>
            <text:list-item>
              <text:p text:style-name="P3">Chef de projet de ville</text:p>
            </text:list-item>
          </text:list>
        </text:list-item>
      </text:list>
      <text:list xml:id="list900527148" text:continue-list="list1780316428" text:style-name="L1">
        <text:list-item>
          <text:p text:style-name="P2">L'<text:span text:style-name="T1">administrateur des EPs</text:span> crée la CLI suivante:</text:p>
        </text:list-item>
      </text:list>
      <text:list xml:id="list92197858" text:continue-list="list2121264985" text:style-name="L2">
        <text:list-item>
          <text:list>
            <text:list-item>
              <text:p text:style-name="P3">CLI 1</text:p>
            </text:list-item>
          </text:list>
        </text:list-item>
      </text:list>
      <text:list xml:id="list326845757" text:continue-list="list900527148" text:style-name="L1">
        <text:list-item>
          <text:p text:style-name="P2">L'<text:span text:style-name="T1">administrateur des EPs</text:span> crée l'équipe suivante au sein de la CLI 1:</text:p>
        </text:list-item>
      </text:list>
      <text:list xml:id="list449853421" text:continue-list="list92197858" text:style-name="L2">
        <text:list-item>
          <text:list>
            <text:list-item>
              <text:p text:style-name="P3">CLI 1, équipe 1.1</text:p>
            </text:list-item>
            <text:list-item>
              <text:p text:style-name="P10"><text:s/>en charge des communes de</text:p>
            </text:list-item>
            <text:list-item>
              <text:p text:style-name="P15">Epinay</text:p>
            </text:list-item>
            <text:list-item>
              <text:p text:style-name="P15">Pierrefite</text:p>
            </text:list-item>
            <text:list-item>
              <text:p text:style-name="P15">Saint-Ouen</text:p>
            </text:list-item>
            <text:list-item>
              <text:p text:style-name="P10">avec les participants (liés aux fonctions) suivants:</text:p>
            </text:list-item>
            <text:list-item>
              <text:p text:style-name="P15">Représentant de Pôle Emploi</text:p>
            </text:list-item>
            <text:list-item>
              <text:p text:style-name="P17">M. Dubois Alphonse</text:p>
            </text:list-item>
            <text:list-item>
              <text:p text:style-name="P17">Mme. Roland Adeline</text:p>
            </text:list-item>
            <text:list-item>
              <text:p text:style-name="P15">Chef de projet de ville</text:p>
            </text:list-item>
            <text:list-item>
              <text:p text:style-name="P17">Mlle. Dupont Anne</text:p>
            </text:list-item>
            <text:list-item>
              <text:p text:style-name="P17">M. Martin Pierre</text:p>
            </text:list-item>
            <text:list-item>
              <text:p text:style-name="P10">prendra des décisions pour le thème « Maintien ou réorientation de parcours »</text:p>
            </text:list-item>
          </text:list>
        </text:list-item>
      </text:list>
      <text:list xml:id="list1628356625" text:continue-list="list983674626" text:style-name="Outline">
        <text:list-item>
          <text:list>
            <text:list-item>
              <text:h text:style-name="Heading_20_2" text:outline-level="2">Alimentation des dossiers</text:h>
            </text:list-item>
          </text:list>
        </text:list-item>
      </text:list>
      <text:list xml:id="list1693726130" text:style-name="L3">
        <text:list-item>
          <text:p text:style-name="P4">Détection automatique des dossier à passer en EP pour le thème « Maintien ou réorientation de parcours » le 15 octobre 2010 à 01:00 (personnes demandeurs ou conjoints RSA, soumis à droits et devoirs, au sein d'un foyer dont les droits sont ouverts depuis plus de 6 mois)</text:p>
        </text:list-item>
      </text:list>
      <text:list xml:id="list655228254" text:style-name="L4">
        <text:list-item>
          <text:p text:style-name="P11">M. Gontrand <text:s/>Raoul, dont la dernière orientation est « Socioprofessionnel » (structure référente: PDV Saint-Ouen – Service insertion) et date d'il y a 8 mois</text:p>
        </text:list-item>
        <text:list-item>
          <text:p text:style-name="P11">M. Jacquard Bernard, dont la dernière orientation est « Socioprofessionnel » (structure référente: PDV Saint-Ouen – Service insertion) et date d'il y a 10 mois</text:p>
        </text:list-item>
        <text:list-item>
          <text:p text:style-name="P11">Mlle. Rose Marie, dont la dernière orientation est «Social » (structure référente: SSD d'Epinay sur Seine ) et date d'il y a 7 mois</text:p>
        </text:list-item>
        <text:list-item>
          <text:p text:style-name="P11">Mme. Théodore Delphine, qui n'a pas encore été orientée</text:p>
        </text:list-item>
      </text:list>
      <text:list xml:id="list269976346" text:continue-list="list1693726130" text:style-name="L3">
        <text:list-item>
          <text:p text:style-name="P4">Les structures référentes sont notifiées qu'un dossier d'EP a été crée pour certains de leurs allocataires </text:p>
        </text:list-item>
      </text:list>
      <text:list xml:id="list407410188" text:style-name="L5">
        <text:list-item>
          <text:p text:style-name="P12">Le PDV Saint-Ouen – Service insertion décide</text:p>
        </text:list-item>
        <text:list-item>
          <text:p text:style-name="P16">de signaler M. Gontrand <text:s/>Raoul</text:p>
        </text:list-item>
        <text:list-item>
          <text:p text:style-name="P16">de ne pas signaler M. Jacquard <text:s/>Bernard</text:p>
        </text:list-item>
        <text:list-item>
          <text:p text:style-name="P12">La SSD d'Epinay sur Seine ne prend pas de décision dans la période de 10 jours et ne pourra donc plus prendre de décision sur ces dossiers. Ces dossiers seront considérés comme non signalés.</text:p>
        </text:list-item>
      </text:list>
      <text:list xml:id="list1228778943" text:continue-list="list1628356625" text:style-name="Outline">
        <text:list-item>
          <text:list>
            <text:list-item>
              <text:h text:style-name="Heading_20_2" text:outline-level="2">Création de la séance</text:h>
            </text:list-item>
          </text:list>
        </text:list-item>
      </text:list>
      <text:p text:style-name="Text_20_body">Une séance d'EP est créée par l'<text:span text:style-name="T1">administrateur des EPs</text:span> le 3 novembre 2010 à 10:00, dans les locaux <text:soft-page-break/>de la SSD d'Epinay sur Seine.</text:p>
      <text:p text:style-name="Text_20_body">Les participants conviés sont:</text:p>
      <text:list xml:id="list260240118" text:style-name="L6">
        <text:list-item>
          <text:p text:style-name="P5">M. Dubois Alphonse (Représentant de Pôle Emploi)</text:p>
        </text:list-item>
        <text:list-item>
          <text:p text:style-name="P5">Mlle. Dupont Anne (Chef de projet de ville)</text:p>
        </text:list-item>
      </text:list>
      <text:p text:style-name="Standard"/>
      <text:p text:style-name="Standard">Les dossiers choisis pour cette séance, pour le thème « Maintien ou réorientation de parcours », sont ceux de:</text:p>
      <text:list xml:id="list221169151" text:style-name="L7">
        <text:list-item>
          <text:p text:style-name="P6">M. Gontrand <text:s/>Raoul</text:p>
        </text:list-item>
        <text:list-item>
          <text:p text:style-name="P6">M. Jacquard Bernard</text:p>
        </text:list-item>
        <text:list-item>
          <text:p text:style-name="P6">Mlle. Rose Marie</text:p>
        </text:list-item>
        <text:list-item>
          <text:p text:style-name="P6">Mme. Théodore Delphine</text:p>
        </text:list-item>
      </text:list>
      <text:p text:style-name="Text_20_body"/>
      <text:p text:style-name="Text_20_body">Aucun allocataire n'est invité.</text:p>
      <text:list xml:id="list186269048" text:continue-list="list1228778943" text:style-name="Outline">
        <text:list-item>
          <text:list>
            <text:list-item>
              <text:h text:style-name="Heading_20_2" text:outline-level="2">Séance d'EP</text:h>
            </text:list-item>
          </text:list>
        </text:list-item>
      </text:list>
      <text:p text:style-name="Text_20_body">Pour le thème « Maintien ou réorientation de parcours », le <text:span text:style-name="T1">gestionnaire des EPs</text:span> décide:</text:p>
      <text:list xml:id="list1746484050" text:style-name="L8">
        <text:list-item>
          <text:p text:style-name="P7">au cas par cas (formulaire plein écran) pour le dossier signalé:</text:p>
        </text:list-item>
      </text:list>
      <text:list xml:id="list553267980" text:style-name="L9">
        <text:list-item>
          <text:p text:style-name="P13">M. Gontrand <text:s/>Raoul → l'EP décide de l'orienter en « Emploi » (PE de Saint Ouen)</text:p>
        </text:list-item>
        <text:list-item>
          <text:p text:style-name="P8">par liste (maintien de l'orientation proposé par défaut) pour les dossiers non signalés:</text:p>
        </text:list-item>
      </text:list>
      <text:list xml:id="list1637702746" text:continue-list="list221169151" text:style-name="L7">
        <text:list-item>
          <text:p text:style-name="P14">M. Jacquard Bernard → réorientation « Emploi » (PE de Saint Ouen)</text:p>
        </text:list-item>
        <text:list-item>
          <text:p text:style-name="P14">Mlle. Rose Marie → maintien orientation « Social » (SSD d'Epinay sur Seine)</text:p>
        </text:list-item>
        <text:list-item>
          <text:p text:style-name="P14">Mme. Théodore Delphine → orientation « Social » (SSD d'Epinay sur Seine ) </text:p>
        </text:list-item>
      </text:list>
      <text:list xml:id="list1667629212" text:continue-list="list186269048" text:style-name="Outline">
        <text:list-item>
          <text:list>
            <text:list-item>
              <text:h text:style-name="Heading_20_2" text:outline-level="2">Finalisation de la séance</text:h>
            </text:list-item>
          </text:list>
        </text:list-item>
      </text:list>
      <text:p text:style-name="Text_20_body">Le <text:span text:style-name="T1">gestionnaire des EPs</text:span> finalise la séance, puisque des décisions ont été prises pour tous les dossiers.</text:p>
      <text:p text:style-name="Text_20_body">Une nouvelle orientation est créée pour:</text:p>
      <text:list xml:id="list1450646189" text:continue-list="list553267980" text:style-name="L9">
        <text:list-item>
          <text:p text:style-name="P8">M. Gontrand <text:s/>Raoul → « Emploi » (PE de Saint Ouen)</text:p>
        </text:list-item>
        <text:list-item>
          <text:p text:style-name="P8">M. Jacquard Bernard → « Emploi » (PE de Saint Ouen)</text:p>
        </text:list-item>
      </text:list>
      <text:list xml:id="list1812017595" text:continue-list="list1637702746" text:style-name="L9">
        <text:list-item>
          <text:p text:style-name="P18">Mme. Théodore Delphine → « Social » (SSD d'Epinay sur Seine )</text:p>
        </text:list-item>
      </text:list>
      <text:p text:style-name="P1">Les nouvelles orientations sont imprimées et transmises aux allocataires.</text:p>
      <text:p text:style-name="P1"/>
      <text:p text:style-name="P1">Les structures référentes reçoivent par liste les changements d'allocataires leur étant liés:</text:p>
      <text:list xml:id="list1017712633" text:style-name="L10">
        <text:list-item>
          <text:p text:style-name="P9">Le PE de Saint Ouen reçoit la liste de ses nouveaux allocataires (M. Gontrand <text:s/>Raoul , M. Jacquard Bernard).</text:p>
        </text:list-item>
        <text:list-item>
          <text:p text:style-name="P9">Le SSD d'Epinay sur Seine reçoit la liste de ses nouveaux allocataires (Mme. Théodore Delphine).</text:p>
        </text:list-item>
        <text:list-item>
          <text:p text:style-name="P9">Le PDV Saint-Ouen – Service insertion reçoit la liste des allocataires dont il ne doit plus s'occuper (M. Gontrand <text:s/>Raoul, M. Jacquard Bernard).</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paragraph-properties fo:padding="0in" fo:border-left="none" fo:border-right="none" fo:border-top="none" fo:border-bottom="0.0008in solid #000000" style:shadow="none"/>
      <style:text-properties fo:font-size="150%" fo:font-weight="normal"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Outline" style:class="text">
      <style:text-properties fo:font-size="140%" fo:font-style="normal"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list-style-name="Outline" style:class="text">
      <style:paragraph-properties style:shadow="none"/>
      <style:text-properties fo:font-size="120%" fo:font-weight="normal" style:font-size-asian="14pt" style:font-weight-asian="bold" style:font-size-complex="14pt" style:font-weight-complex="bold"/>
    </style:style>
    <style:style style:name="Heading_20_4" style:display-name="Heading 4" style:family="paragraph" style:parent-style-name="Heading_20_3" style:next-style-name="Text_20_body" style:default-outline-level="4" style:list-style-name="Outline" style:class="text" style:master-page-name="">
      <style:paragraph-properties style:page-number="auto"/>
      <style:text-properties fo:font-size="85%" fo:font-style="normal" fo:font-weight="normal"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list-style-name="Outline" style:class="text">
      <style:paragraph-properties fo:background-color="transparent">
        <style:background-image/>
      </style:paragraph-properties>
      <style:text-properties fo:font-size="85%" fo:font-weight="normal"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hristian Buffin</meta:initial-creator>
    <meta:creation-date>2010-08-09T15:46:08</meta:creation-date>
    <meta:generator>OpenOffice.org/3.1$Linux OpenOffice.org_project/310m11$Build-9399</meta:generator>
    <dc:date>2010-09-30T09:52:55</dc:date>
    <dc:creator>Christian Buffin</dc:creator>
    <meta:editing-duration>PT32H28M46S</meta:editing-duration>
    <meta:editing-cycles>209</meta:editing-cycles>
    <meta:document-statistic meta:table-count="0" meta:image-count="0" meta:object-count="0" meta:page-count="2" meta:paragraph-count="62" meta:word-count="664" meta:character-count="3733"/>
  </office:meta>
</office:document-meta>
</file>